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ffff" draw:textarea-horizontal-align="center" draw:textarea-vertical-align="middle" loext:decorative="false"/>
      <style:paragraph-properties style:writing-mode="lr-tb"/>
    </style:style>
    <style:style style:name="gr3" style:family="graphic" style:parent-style-name="standard">
      <style:graphic-properties svg:stroke-color="#c0c0c0" draw:fill="solid" draw:fill-color="#ffffff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 loext:decorative="false"/>
    </style:style>
    <style:style style:name="gr5" style:family="graphic" style:parent-style-name="standard">
      <style:graphic-properties svg:stroke-color="#b3b3b3" draw:marker-end="Arrow" draw:marker-end-width="0.3cm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svg:stroke-color="#c0c0c0" draw:marker-end="Arrow" draw:marker-end-width="0.3cm" draw:fill="solid" draw:fill-color="#ffffff" draw:textarea-horizontal-align="center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69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4.6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1.11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8.5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5.61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4.48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3.10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horizontal-align="center" draw:textarea-vertical-align="middle" loext:decorative="false"/>
    </style:style>
    <style:style style:name="pr1" style:family="presentation" style:parent-style-name="Default-title">
      <style:graphic-properties draw:auto-grow-height="true" fo:min-height="2.63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 style:list-style-name="L2">
      <style:graphic-properties fo:min-height="10.221cm" loext:decorative="false"/>
      <style:paragraph-properties style:writing-mode="lr-tb"/>
    </style:style>
    <style:style style:name="pr5" style:family="presentation" style:parent-style-name="Default-outline1" style:list-style-name="L2">
      <style:graphic-properties draw:auto-grow-height="true" fo:min-height="9.135cm" loext:decorative="false"/>
      <style:paragraph-properties style:writing-mode="lr-tb"/>
    </style:style>
    <style:style style:name="pr6" style:family="presentation" style:parent-style-name="Default-outline1" style:list-style-name="L2">
      <style:graphic-properties draw:auto-grow-height="true" fo:min-height="9.135cm" loext:decorative="false"/>
      <style:paragraph-properties style:writing-mode="lr-tb"/>
    </style:style>
    <style:style style:name="pr7" style:family="presentation" style:parent-style-name="Default-title">
      <style:graphic-properties fo:min-height="2.63cm" loext:decorative="false"/>
      <style:paragraph-properties style:writing-mode="lr-tb"/>
    </style:style>
    <style:style style:name="pr8" style:family="presentation" style:parent-style-name="Default-outline1">
      <style:graphic-properties fo:min-height="9.135cm" loext:decorative="false"/>
      <style:paragraph-properties style:writing-mode="lr-tb"/>
    </style:style>
    <style:style style:name="pr9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Default-outline1" style:list-style-name="L2">
      <style:graphic-properties fo:min-height="10.242cm" loext:decorative="false"/>
      <style:paragraph-properties style:writing-mode="lr-tb"/>
    </style:style>
    <style:style style:name="pr11" style:family="presentation" style:parent-style-name="Default-outline1" style:list-style-name="L2">
      <style:graphic-properties fo:min-height="10.52cm" loext:decorative="false"/>
      <style:paragraph-properties style:writing-mode="lr-tb"/>
    </style:style>
    <style:style style:name="pr12" style:family="presentation" style:parent-style-name="Default-outline1" style:list-style-name="L2">
      <style:graphic-properties fo:min-height="10.495cm" loext:decorative="false"/>
      <style:paragraph-properties style:writing-mode="lr-tb"/>
    </style:style>
    <style:style style:name="pr13" style:family="presentation" style:parent-style-name="Default-outline1" style:list-style-name="L2">
      <style:graphic-properties draw:auto-grow-height="true" fo:min-height="9.135cm" loext:decorative="false"/>
      <style:paragraph-properties style:writing-mode="lr-tb"/>
    </style:style>
    <style:style style:name="pr14" style:family="presentation" style:parent-style-name="Default-outline1" style:list-style-name="L2">
      <style:graphic-properties fo:min-height="11.333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auto-grow-height="true" fo:min-height="9.135cm" loext:decorative="false"/>
      <style:paragraph-properties style:writing-mode="lr-tb"/>
    </style:style>
    <style:style style:name="pr16" style:family="presentation" style:parent-style-name="Default-outline1" style:list-style-name="L2">
      <style:graphic-properties fo:min-height="10.439cm" loext:decorative="false"/>
      <style:paragraph-properties style:writing-mode="lr-tb"/>
    </style:style>
    <style:style style:name="pr17" style:family="presentation" style:parent-style-name="Default-outline1" style:list-style-name="L2">
      <style:graphic-properties fo:min-height="10.887cm" loext:decorative="false"/>
      <style:paragraph-properties style:writing-mode="lr-tb"/>
    </style:style>
    <style:style style:name="pr18" style:family="presentation" style:parent-style-name="Default-outline1" style:list-style-name="L2">
      <style:graphic-properties fo:min-height="10.748cm" loext:decorative="false"/>
      <style:paragraph-properties style:writing-mode="lr-tb"/>
    </style:style>
    <style:style style:name="pr19" style:family="presentation" style:parent-style-name="Default-outline1" style:list-style-name="L2">
      <style:graphic-properties draw:auto-grow-height="true" fo:min-height="9.135cm" loext:decorative="false"/>
      <style:paragraph-properties style:writing-mode="lr-tb"/>
    </style:style>
    <style:style style:name="pr20" style:family="presentation" style:parent-style-name="Default-outline1" style:list-style-name="L2">
      <style:graphic-properties fo:min-height="11.321cm" loext:decorative="false"/>
      <style:paragraph-properties style:writing-mode="lr-tb"/>
    </style:style>
    <style:style style:name="pr21" style:family="presentation" style:parent-style-name="Default-outline1" style:list-style-name="L2">
      <style:graphic-properties draw:auto-grow-height="true" fo:min-height="9.135cm" loext:decorative="false"/>
      <style:paragraph-properties style:writing-mode="lr-tb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3.5pt"/>
    </style:style>
    <style:style style:name="P5" style:family="paragraph">
      <loext:graphic-properties draw:fill="solid" draw:fill-color="#ffffff"/>
      <style:paragraph-properties fo:text-align="center"/>
      <style:text-properties fo:font-size="13.5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font-size="13.5pt"/>
    </style:style>
    <style:style style:name="P8" style:family="paragraph">
      <loext:graphic-properties draw:fill="none" draw:fill-color="#ffffff"/>
      <style:text-properties fo:font-size="13.5pt"/>
    </style:style>
    <style:style style:name="P9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POSIX File Systems</text:p>
          </draw:text-box>
        </draw:frame>
        <draw:frame presentation:style-name="pr2" draw:text-style-name="P2" draw:layer="layout" svg:width="25.199cm" svg:height="9.135cm" svg:x="1.4cm" svg:y="3.685cm" presentation:class="subtitle">
          <draw:text-box>
            <text:p text:style-name="P1">Peter Chapin</text:p>
            <text:p text:style-name="P1">Vermont State Univers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What is an (Old-Style) Disk Partition?</text:p>
          </draw:text-box>
        </draw:frame>
        <draw:frame presentation:style-name="pr4" draw:layer="layout" svg:width="25.199cm" svg:height="10.221cm" svg:x="1.4cm" svg:y="3.685cm" presentation:class="outline" presentation:user-transformed="true">
          <draw:text-box>
            <text:list text:style-name="L2">
              <text:list-item>
                <text:p>Holds raw data in <text:span text:style-name="T1">sectors</text:span></text:p>
                <text:list>
                  <text:list-item>
                    <text:p>Multiple <text:span text:style-name="T1">platters</text:span> (usually two sided)</text:p>
                  </text:list-item>
                  <text:list-item>
                    <text:p>On each platter are multiple tracks</text:p>
                    <text:list>
                      <text:list-item>
                        <text:p>Corresponding tracks on each platter form a <text:span text:style-name="T1">cylinder</text:span></text:p>
                      </text:list-item>
                    </text:list>
                  </text:list-item>
                  <text:list-item>
                    <text:p>One head for each surface (typically two per platter)</text:p>
                  </text:list-item>
                </text:list>
              </text:list-item>
              <text:list-item>
                <text:p>Three dimensions</text:p>
                <text:list>
                  <text:list-item>
                    <text:p>(head, cylinder, sector)</text:p>
                  </text:list-item>
                </text:list>
              </text:list-item>
              <text:list-item>
                <text:p>Sectors are small</text:p>
                <text:list>
                  <text:list-item>
                    <text:p>Typically 512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sk Driver</text:p>
          </draw:text-box>
        </draw:frame>
        <draw:frame presentation:style-name="pr5" draw:layer="layout" svg:width="25.199cm" svg:height="9.135cm" svg:x="1.4cm" svg:y="3.685cm" presentation:class="outline">
          <draw:text-box>
            <text:list text:style-name="L2">
              <text:list-item>
                <text:p>Driver presents simple model</text:p>
                <text:list>
                  <text:list-item>
                    <text:p>Partition appears as a large array of blocks.</text:p>
                    <text:list>
                      <text:list-item>
                        <text:p>Each block typically multiple sectors (say, 8 sectors for a total of 4096 bytes)</text:p>
                      </text:list-item>
                    </text:list>
                  </text:list-item>
                  <text:list-item>
                    <text:p>Driver translates a block number into disk coordinates.</text:p>
                    <text:list>
                      <text:list-item>
                        <text:p>e.g., block 37892 =&gt; starts at (head 5, cylinder 249, sector 16)</text:p>
                      </text:list-item>
                    </text:list>
                  </text:list-item>
                  <text:list-item>
                    <text:p>Driver accepts request for a particular block...</text:p>
                    <text:list>
                      <text:list-item>
                        <text:p>Controls the disk hardware to access appropriate secto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river Concerns</text:p>
          </draw:text-box>
        </draw:frame>
        <draw:frame presentation:style-name="pr6" draw:layer="layout" svg:width="25.199cm" svg:height="9.135cm" svg:x="1.4cm" svg:y="3.685cm" presentation:class="outline">
          <draw:text-box>
            <text:list text:style-name="L2">
              <text:list-item>
                <text:p>The disk driver wants to optimize disk access</text:p>
                <text:list>
                  <text:list-item>
                    <text:p>Requests for blocks sit in a queue</text:p>
                  </text:list-item>
                  <text:list-item>
                    <text:p>Driver chooses requests in some optimal way</text:p>
                    <text:list>
                      <text:list-item>
                        <text:p>Not necessarily FIFO order</text:p>
                      </text:list-item>
                      <text:list-item>
                        <text:p>May choose requests that are "close" to the heads' present position</text:p>
                      </text:list-item>
                    </text:list>
                  </text:list-item>
                  <text:list-item>
                    <text:p>Much can be said about this... not an issue for right now</text:p>
                  </text:list-item>
                </text:list>
              </text:list-item>
              <text:list-item>
                <text:p><text:span text:style-name="T1">Higher levels of the OS request blocks from the driv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2.63cm" svg:x="1.4cm" svg:y="0.627cm" presentation:class="title">
          <draw:text-box>
            <text:p>SSD vs HDD</text:p>
          </draw:text-box>
        </draw:frame>
        <draw:frame presentation:style-name="pr8" draw:layer="layout" svg:width="25.199cm" svg:height="9.135cm" svg:x="1.4cm" svg:y="3.685cm" presentation:class="outline">
          <draw:text-box>
            <text:list text:style-name="L2">
              <text:list-item>
                <text:p>Many modern systems use solid-state drives (SSDs)</text:p>
                <text:list>
                  <text:list-item>
                    <text:p>Underlying electronics is quite different</text:p>
                  </text:list-item>
                  <text:list-item>
                    <text:p>More like an array of blocks in actuality</text:p>
                  </text:list-item>
                </text:list>
              </text:list-item>
              <text:list-item>
                <text:p>The driver still presents the "array of blocks" abstraction to higher-level software</text:p>
              </text:list-item>
              <text:list-item>
                <text:p>More general to refer to <text:span text:style-name="T1">storage devices</text:span> rather than drives</text:p>
                <text:list>
                  <text:list-item>
                    <text:p>Many people still say "drive" or "disk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sk or Partition?</text:p>
          </draw:text-box>
        </draw:frame>
        <draw:frame presentation:style-name="pr10" draw:layer="layout" svg:width="25.199cm" svg:height="10.242cm" svg:x="1.4cm" svg:y="3.685cm" presentation:class="outline" presentation:user-transformed="true">
          <draw:text-box>
            <text:list text:style-name="L2">
              <text:list-item>
                <text:p>Disk is sliced into partitions</text:p>
                <text:list>
                  <text:list-item>
                    <text:p>A table on the disk describes their size and extent</text:p>
                  </text:list-item>
                  <text:list-item>
                    <text:p>Driver understands (disk, partition, block#) coordinates</text:p>
                    <text:list>
                      <text:list-item>
                        <text:p>Specifies a disk block uniquely on the system</text:p>
                      </text:list-item>
                    </text:list>
                  </text:list-item>
                  <text:list-item>
                    <text:p>Driver changes the block number into (head, cylinder, sector) coordinates.</text:p>
                  </text:list-item>
                </text:list>
              </text:list-item>
              <text:list-item>
                <text:p>Disk drivers number blocks on each partition.</text:p>
                <text:list>
                  <text:list-item>
                    <text:p>Block 37892 on partition 0 is different than block 37892 on partition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What About Files?</text:p>
          </draw:text-box>
        </draw:frame>
        <draw:frame presentation:style-name="pr11" draw:layer="layout" svg:width="25.199cm" svg:height="10.579cm" svg:x="1.4cm" svg:y="3.685cm" presentation:class="outline" presentation:user-transformed="true">
          <draw:text-box>
            <text:list text:style-name="L2">
              <text:list-item>
                <text:p>Applications deal with files</text:p>
                <text:list>
                  <text:list-item>
                    <text:p>Descriptive names: <text:span text:style-name="T2">/home/pchapin/afile.txt</text:span></text:p>
                  </text:list-item>
                  <text:list-item>
                    <text:p>Orgainzed in a tree hierarchy</text:p>
                  </text:list-item>
                  <text:list-item>
                    <text:p>Variable size</text:p>
                  </text:list-item>
                  <text:list-item>
                    <text:p>How does a command like "read 1024 bytes from <text:span text:style-name="T2">/home/pchapin/afile.txt</text:span>" get converted into "read block #37892?"</text:p>
                  </text:list-item>
                </text:list>
              </text:list-item>
              <text:list-item>
                <text:p>The file system does it!</text:p>
                <text:list>
                  <text:list-item>
                    <text:p>The file system is the part of the OS that understands files and talks to the disk driv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2.63cm" svg:x="1.4cm" svg:y="0.627cm" presentation:class="title">
          <draw:text-box>
            <text:p>File System Organization</text:p>
          </draw:text-box>
        </draw:frame>
        <draw:rect draw:style-name="gr2" draw:text-style-name="P5" draw:layer="layout" svg:width="10.5cm" svg:height="1.125cm" svg:x="8.5cm" svg:y="4.5cm">
          <text:p text:style-name="P4">File System</text:p>
        </draw:rect>
        <draw:rect draw:style-name="gr2" draw:text-style-name="P5" draw:layer="layout" svg:width="10.5cm" svg:height="1.125cm" svg:x="8.5cm" svg:y="8.25cm">
          <text:p text:style-name="P4">Disk Cache</text:p>
        </draw:rect>
        <draw:rect draw:style-name="gr3" draw:text-style-name="P5" draw:layer="layout" svg:width="10.5cm" svg:height="1.125cm" svg:x="8.5cm" svg:y="12cm">
          <text:p text:style-name="P4">Disk Driver</text:p>
        </draw:rect>
        <draw:line draw:style-name="gr4" draw:text-style-name="P6" draw:layer="layout" svg:x1="11cm" svg:y1="5.625cm" svg:x2="11cm" svg:y2="8.25cm">
          <text:p/>
        </draw:line>
        <draw:line draw:style-name="gr5" draw:text-style-name="P6" draw:layer="layout" svg:x1="11cm" svg:y1="9.375cm" svg:x2="11cm" svg:y2="12cm">
          <text:p/>
        </draw:line>
        <draw:line draw:style-name="gr5" draw:text-style-name="P6" draw:layer="layout" svg:x1="16.5cm" svg:y1="12cm" svg:x2="16.5cm" svg:y2="9.375cm">
          <text:p/>
        </draw:line>
        <draw:line draw:style-name="gr4" draw:text-style-name="P6" draw:layer="layout" svg:x1="16.5cm" svg:y1="8.25cm" svg:x2="16.5cm" svg:y2="5.625cm">
          <text:p/>
        </draw:line>
        <draw:line draw:style-name="gr4" draw:text-style-name="P6" draw:layer="layout" svg:x1="11cm" svg:y1="3.375cm" svg:x2="11cm" svg:y2="4.5cm">
          <text:p/>
        </draw:line>
        <draw:line draw:style-name="gr6" draw:text-style-name="P6" draw:layer="layout" svg:x1="11cm" svg:y1="13.125cm" svg:x2="11cm" svg:y2="14.25cm">
          <text:p/>
        </draw:line>
        <draw:line draw:style-name="gr6" draw:text-style-name="P6" draw:layer="layout" svg:x1="16.5cm" svg:y1="14.25cm" svg:x2="16.5cm" svg:y2="13.125cm">
          <text:p/>
        </draw:line>
        <draw:line draw:style-name="gr4" draw:text-style-name="P6" draw:layer="layout" svg:x1="16.5cm" svg:y1="4.5cm" svg:x2="16.5cm" svg:y2="3.375cm">
          <text:p/>
        </draw:line>
        <draw:frame draw:style-name="gr7" draw:text-style-name="P8" draw:layer="layout" svg:width="2.195cm" svg:height="0.781cm" svg:x="8.786cm" svg:y="3.375cm">
          <draw:text-box>
            <text:p text:style-name="P7">read()</text:p>
          </draw:text-box>
        </draw:frame>
        <draw:frame draw:style-name="gr8" draw:text-style-name="P8" draw:layer="layout" svg:width="5.125cm" svg:height="0.781cm" svg:x="5.384cm" svg:y="6.402cm">
          <draw:text-box>
            <text:p text:style-name="P7">Get block 37892</text:p>
          </draw:text-box>
        </draw:frame>
        <draw:frame draw:style-name="gr8" draw:text-style-name="P8" draw:layer="layout" svg:width="5.125cm" svg:height="0.781cm" svg:x="5.384cm" svg:y="10.152cm">
          <draw:text-box>
            <text:p text:style-name="P7">Get block 37892</text:p>
          </draw:text-box>
        </draw:frame>
        <draw:frame draw:style-name="gr9" draw:text-style-name="P8" draw:layer="layout" svg:width="11.619cm" svg:height="0.781cm" svg:x="2cm" svg:y="14.277cm">
          <draw:text-box>
            <text:p text:style-name="P7">Get head 5, cylinder 249, sectors 16-23</text:p>
          </draw:text-box>
        </draw:frame>
        <draw:frame draw:style-name="gr10" draw:text-style-name="P8" draw:layer="layout" svg:width="9.075cm" svg:height="0.781cm" svg:x="15.934cm" svg:y="14.277cm">
          <draw:text-box>
            <text:p text:style-name="P7">INTERRUPT: Here is the data!</text:p>
          </draw:text-box>
        </draw:frame>
        <draw:frame draw:style-name="gr11" draw:text-style-name="P8" draw:layer="layout" svg:width="6.111cm" svg:height="0.781cm" svg:x="16.5cm" svg:y="10.152cm">
          <draw:text-box>
            <text:p text:style-name="P7">Here is block 37892</text:p>
          </draw:text-box>
        </draw:frame>
        <draw:frame draw:style-name="gr11" draw:text-style-name="P8" draw:layer="layout" svg:width="6.111cm" svg:height="0.781cm" svg:x="16.5cm" svg:y="6.375cm">
          <draw:text-box>
            <text:p text:style-name="P7">Here is block 37892</text:p>
          </draw:text-box>
        </draw:frame>
        <draw:frame draw:style-name="gr12" draw:text-style-name="P8" draw:layer="layout" svg:width="4.981cm" svg:height="0.781cm" svg:x="16.5cm" svg:y="3.75cm">
          <draw:text-box>
            <text:p text:style-name="P7">Here is the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File System Layout</text:p>
          </draw:text-box>
        </draw:frame>
        <draw:frame presentation:style-name="pr12" draw:layer="layout" svg:width="25.199cm" svg:height="10.495cm" svg:x="1.4cm" svg:y="3.685cm" presentation:class="outline" presentation:user-transformed="true">
          <draw:text-box>
            <text:list text:style-name="L2">
              <text:list-item>
                <text:p>File systems control the layout of files on disk</text:p>
                <text:list>
                  <text:list-item>
                    <text:p>Different file systems do it differently</text:p>
                  </text:list-item>
                  <text:list-item>
                    <text:p>Many interesting issues come up</text:p>
                    <text:list>
                      <text:list-item>
                        <text:p>Optimizations</text:p>
                        <text:list>
                          <text:list-item>
                            <text:p>... for a large number of small files</text:p>
                          </text:list-item>
                          <text:list-item>
                            <text:p>... for very large files</text:p>
                          </text:list-item>
                          <text:list-item>
                            <text:p>... for random access</text:p>
                          </text:list-item>
                          <text:list-item>
                            <text:p>... for sequential access</text:p>
                          </text:list-item>
                        </text:list>
                      </text:list-item>
                      <text:list-item>
                        <text:p>File system limits</text:p>
                        <text:list>
                          <text:list-item>
                            <text:p>How big is the largest file?</text:p>
                          </text:list-item>
                          <text:list-item>
                            <text:p>How large a partition can be used?</text:p>
                          </text:list-item>
                          <text:list-item>
                            <text:p>How long can file names be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File System Features</text:p>
          </draw:text-box>
        </draw:frame>
        <draw:frame presentation:style-name="pr13" draw:layer="layout" svg:width="25.199cm" svg:height="9.135cm" svg:x="1.4cm" svg:y="3.685cm" presentation:class="outline">
          <draw:text-box>
            <text:list text:style-name="L2">
              <text:list-item>
                <text:p>Many features are commonly supported</text:p>
                <text:list>
                  <text:list-item>
                    <text:list>
                      <text:list-item>
                        <text:p>Journals</text:p>
                      </text:list-item>
                      <text:list-item>
                        <text:p>Access control lists</text:p>
                      </text:list-item>
                      <text:list-item>
                        <text:p>Encryption</text:p>
                      </text:list-item>
                      <text:list-item>
                        <text:p>Data compression</text:p>
                      </text:list-item>
                      <text:list-item>
                        <text:p>Extended attributes</text:p>
                      </text:list-item>
                      <text:list-item>
                        <text:p>Versioning</text:p>
                      </text:list-item>
                      <text:list-item>
                        <text:p><text:span text:style-name="T1">And more!</text:span></text:p>
                      </text:list-item>
                    </text:list>
                  </text:list-item>
                </text:list>
              </text:list-item>
              <text:list-item>
                <text:p><text:span text:style-name="T3">We will talk about some of these fea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Example</text:p>
          </draw:text-box>
        </draw:frame>
        <draw:frame presentation:style-name="pr14" draw:layer="layout" svg:width="25.199cm" svg:height="11.333cm" svg:x="1.4cm" svg:y="3.685cm" presentation:class="outline" presentation:user-transformed="true">
          <draw:text-box>
            <text:list text:style-name="L2">
              <text:list-item>
                <text:p>Application says "open <text:span text:style-name="T2">/home/pchapin/afile.txt</text:span>"</text:p>
                <text:list>
                  <text:list-item>
                    <text:p>File system driver must...</text:p>
                    <text:list>
                      <text:list-item>
                        <text:p>Locate root directory on disk. Read it</text:p>
                      </text:list-item>
                      <text:list-item>
                        <text:p>Interpret contents of root directory. Look for "home"</text:p>
                      </text:list-item>
                      <text:list-item>
                        <text:p>Locate <text:span text:style-name="T2">/home</text:span> on disk. Read it</text:p>
                      </text:list-item>
                      <text:list-item>
                        <text:p>Interpret contents of <text:span text:style-name="T2">/home</text:span>. Look for "pchapin"</text:p>
                      </text:list-item>
                      <text:list-item>
                        <text:p>Locate <text:span text:style-name="T2">/home/pchapin</text:span> on disk. Read it</text:p>
                      </text:list-item>
                      <text:list-item>
                        <text:p>Interpret contents of <text:span text:style-name="T2">/home/pchapin</text:span>. Look for <text:span text:style-name="T2">afile.txt</text:span></text:p>
                      </text:list-item>
                      <text:list-item>
                        <text:p>If <text:span text:style-name="T2">afile.txt</text:span> exists and has appropiate access settings... SUCCESS!</text:p>
                      </text:list-item>
                    </text:list>
                  </text:list-item>
                  <text:list-item>
                    <text:p>File system driver knows where file system structures are and what they look lik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layer="layout" svg:width="25.199cm" svg:height="2.63cm" svg:x="1.4cm" svg:y="0.627cm" presentation:class="title">
          <draw:text-box>
            <text:p>Multiple File System Types</text:p>
          </draw:text-box>
        </draw:frame>
        <draw:rect draw:style-name="gr2" draw:text-style-name="P5" draw:layer="layout" svg:width="6cm" svg:height="1.5cm" svg:x="11cm" svg:y="3.75cm">
          <text:p text:style-name="P4">Virtual File System</text:p>
          <text:p text:style-name="P4">Switch (VFS)</text:p>
        </draw:rect>
        <draw:rect draw:style-name="gr2" draw:text-style-name="P5" draw:layer="layout" svg:width="5.5cm" svg:height="1.5cm" svg:x="4cm" svg:y="6.75cm">
          <text:p text:style-name="P4">ext3</text:p>
        </draw:rect>
        <draw:rect draw:style-name="gr2" draw:text-style-name="P5" draw:layer="layout" svg:width="6.5cm" svg:height="1.5cm" svg:x="11cm" svg:y="6.75cm">
          <text:p text:style-name="P4">reiser</text:p>
        </draw:rect>
        <draw:rect draw:style-name="gr2" draw:text-style-name="P5" draw:layer="layout" svg:width="6.5cm" svg:height="1.5cm" svg:x="19cm" svg:y="6.75cm">
          <text:p text:style-name="P4">XFS</text:p>
        </draw:rect>
        <draw:rect draw:style-name="gr2" draw:text-style-name="P5" draw:layer="layout" svg:width="9cm" svg:height="3cm" svg:x="9.5cm" svg:y="9.75cm">
          <text:p text:style-name="P4">Disk Cache</text:p>
        </draw:rect>
        <draw:line draw:style-name="gr4" draw:text-style-name="P6" draw:layer="layout" svg:x1="11cm" svg:y1="5.25cm" svg:x2="6.5cm" svg:y2="6.75cm">
          <text:p/>
        </draw:line>
        <draw:line draw:style-name="gr4" draw:text-style-name="P6" draw:layer="layout" svg:x1="14cm" svg:y1="5.25cm" svg:x2="14cm" svg:y2="6.75cm">
          <text:p/>
        </draw:line>
        <draw:line draw:style-name="gr4" draw:text-style-name="P6" draw:layer="layout" svg:x1="17cm" svg:y1="5.25cm" svg:x2="22cm" svg:y2="6.75cm">
          <text:p/>
        </draw:line>
        <draw:line draw:style-name="gr4" draw:text-style-name="P6" draw:layer="layout" svg:x1="7cm" svg:y1="8.25cm" svg:x2="9.5cm" svg:y2="9.75cm">
          <text:p/>
        </draw:line>
        <draw:line draw:style-name="gr4" draw:text-style-name="P6" draw:layer="layout" svg:x1="14cm" svg:y1="8.25cm" svg:x2="14cm" svg:y2="9.75cm">
          <text:p/>
        </draw:line>
        <draw:line draw:style-name="gr4" draw:text-style-name="P6" draw:layer="layout" svg:x1="22cm" svg:y1="8.25cm" svg:x2="18.5cm" svg:y2="9.75cm">
          <text:p/>
        </draw:line>
        <draw:line draw:style-name="gr4" draw:text-style-name="P6" draw:layer="layout" svg:x1="14cm" svg:y1="12.75cm" svg:x2="14cm" svg:y2="14.25cm">
          <text:p/>
        </draw:line>
        <draw:frame draw:style-name="gr13" draw:text-style-name="P8" draw:layer="layout" svg:width="3.605cm" svg:height="0.781cm" svg:x="12.399cm" svg:y="14.277cm">
          <draw:text-box>
            <text:p text:style-name="P7">Disk Dri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VFS</text:p>
          </draw:text-box>
        </draw:frame>
        <draw:frame presentation:style-name="pr15" draw:layer="layout" svg:width="25.199cm" svg:height="10.175cm" svg:x="1.4cm" svg:y="3.685cm" presentation:class="outline">
          <draw:text-box>
            <text:list text:style-name="L2">
              <text:list-item>
                <text:p>In Linux the VFS dispatches requests to an appropriate file system driver</text:p>
                <text:list>
                  <text:list-item>
                    <text:p>Depending on which file is being used...</text:p>
                    <text:list>
                      <text:list-item>
                        <text:p>VFS computes which partition the file is on using the system mount points that are active</text:p>
                      </text:list-item>
                      <text:list-item>
                        <text:p>Knows which file system type is on each partition</text:p>
                      </text:list-item>
                      <text:list-item>
                        <text:p>Calls into appropriate file system driver</text:p>
                      </text:list-item>
                    </text:list>
                  </text:list-item>
                </text:list>
              </text:list-item>
              <text:list-item>
                <text:p>The cache and driver know nothing about this</text:p>
                <text:list>
                  <text:list-item>
                    <text:p>They deal with raw disk blocks</text:p>
                  </text:list-item>
                  <text:list-item>
                    <text:p>Don't care about file system layout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Basic POSIX Layout Concepts</text:p>
          </draw:text-box>
        </draw:frame>
        <draw:frame presentation:style-name="pr16" draw:layer="layout" svg:width="25.199cm" svg:height="10.439cm" svg:x="1.4cm" svg:y="3.685cm" presentation:class="outline" presentation:user-transformed="true">
          <draw:text-box>
            <text:list text:style-name="L2">
              <text:list-item>
                <text:p>Superblock</text:p>
                <text:list>
                  <text:list-item>
                    <text:p>Special block that contains information about the file system layout</text:p>
                  </text:list-item>
                </text:list>
              </text:list-item>
              <text:list-item>
                <text:p>i-nodes ("index nodes")</text:p>
                <text:list>
                  <text:list-item>
                    <text:p>Small data structure containing file metadata</text:p>
                  </text:list-item>
                </text:list>
              </text:list-item>
              <text:list-item>
                <text:p>Free map(s)</text:p>
                <text:list>
                  <text:list-item>
                    <text:p>Tracks which blocks or inodes are available</text:p>
                  </text:list-item>
                </text:list>
              </text:list-item>
              <text:list-item>
                <text:p>Files</text:p>
              </text:list-item>
              <text:list-item>
                <text:p>Direc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uperblock</text:p>
          </draw:text-box>
        </draw:frame>
        <draw:frame presentation:style-name="pr17" draw:layer="layout" svg:width="25.199cm" svg:height="10.887cm" svg:x="1.4cm" svg:y="3.685cm" presentation:class="outline" presentation:user-transformed="true">
          <draw:text-box>
            <text:list text:style-name="L2">
              <text:list-item>
                <text:p>Contains information about the file system as a whole</text:p>
                <text:list>
                  <text:list-item>
                    <text:p>File system type</text:p>
                  </text:list-item>
                  <text:list-item>
                    <text:p>Size and/or location of other data structures</text:p>
                  </text:list-item>
                </text:list>
              </text:list-item>
              <text:list-item>
                <text:p>Allows the file system driver to manipulate different sized instances of a file system</text:p>
                <text:list>
                  <text:list-item>
                    <text:p>e.g., ext3 on a 100 MiB partition vs a 10 GiB partition</text:p>
                  </text:list-item>
                </text:list>
              </text:list-item>
              <text:list-item>
                <text:p>Sometimes duplicated on the disk for backup purposes</text:p>
                <text:list>
                  <text:list-item>
                    <text:p>If the superblock becomes unreadible, the entire file system is destroy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I-Nodes</text:p>
          </draw:text-box>
        </draw:frame>
        <draw:frame presentation:style-name="pr18" draw:layer="layout" svg:width="25.199cm" svg:height="10.748cm" svg:x="1.4cm" svg:y="3.685cm" presentation:class="outline" presentation:user-transformed="true">
          <draw:text-box>
            <text:list text:style-name="L2">
              <text:list-item>
                <text:p>One i-node for every file and directory</text:p>
                <text:list>
                  <text:list-item>
                    <text:p>Contains metadata (except for the file name)</text:p>
                    <text:list>
                      <text:list-item>
                        <text:p>Exact size in bytes</text:p>
                        <text:list>
                          <text:list-item>
                            <text:p>Needed since the last block of the file is partially filled</text:p>
                          </text:list-item>
                        </text:list>
                      </text:list-item>
                      <text:list-item>
                        <text:p>Permissions</text:p>
                      </text:list-item>
                      <text:list-item>
                        <text:p>Owner and group association</text:p>
                      </text:list-item>
                      <text:list-item>
                        <text:p>Number of links</text:p>
                        <text:list>
                          <text:list-item>
                            <text:p>A file can appear in multiple directories</text:p>
                          </text:list-item>
                        </text:list>
                      </text:list-item>
                      <text:list-item>
                        <text:p>Information for finding the file contents</text:p>
                      </text:list-item>
                    </text:list>
                  </text:list-item>
                </text:list>
              </text:list-item>
              <text:list-item>
                <text:p>Number of i-nodes fixed when disk formatted?</text:p>
                <text:list>
                  <text:list-item>
                    <text:p>Not necessarily! Advanced systems allow dynamic al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Free Maps</text:p>
          </draw:text-box>
        </draw:frame>
        <draw:frame presentation:style-name="pr19" draw:layer="layout" svg:width="25.199cm" svg:height="9.135cm" svg:x="1.4cm" svg:y="3.685cm" presentation:class="outline">
          <draw:text-box>
            <text:list text:style-name="L2">
              <text:list-item>
                <text:p>Where is the free space?</text:p>
                <text:list>
                  <text:list-item>
                    <text:p>Must track which blocks are used</text:p>
                    <text:list>
                      <text:list-item>
                        <text:p>Typically a "free map" uses a single bit to represent a block</text:p>
                        <text:list>
                          <text:list-item>
                            <text:p>If the bit is clear the block is free. If the bit is set the block is used</text:p>
                          </text:list-item>
                        </text:list>
                      </text:list-item>
                    </text:list>
                  </text:list-item>
                  <text:list-item>
                    <text:p>Must track which inodes are used</text:p>
                    <text:list>
                      <text:list-item>
                        <text:p>Another free map used to track i-nodes the same w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Files</text:p>
          </draw:text-box>
        </draw:frame>
        <draw:frame presentation:style-name="pr20" draw:layer="layout" svg:width="25.199cm" svg:height="11.321cm" svg:x="1.4cm" svg:y="3.685cm" presentation:class="outline" presentation:user-transformed="true">
          <draw:text-box>
            <text:list text:style-name="L2">
              <text:list-item>
                <text:p>The i-node contains information about file</text:p>
                <text:list>
                  <text:list-item>
                    <text:p>Block #s of the first part of the file stored directly in the i-node</text:p>
                    <text:list>
                      <text:list-item>
                        <text:p>BUT... the i-node is small so not many block #s will fit</text:p>
                      </text:list-item>
                    </text:list>
                  </text:list-item>
                  <text:list-item>
                    <text:p>Block # of a block full of block numbers</text:p>
                    <text:list>
                      <text:list-item>
                        <text:p>Called the <text:span text:style-name="T1">first indirection pointer</text:span></text:p>
                      </text:list-item>
                    </text:list>
                  </text:list-item>
                  <text:list-item>
                    <text:p>Block # of a block full of first indirection pointers</text:p>
                    <text:list>
                      <text:list-item>
                        <text:p>Called the <text:span text:style-name="T1">second indirection pointer</text:span></text:p>
                      </text:list-item>
                    </text:list>
                  </text:list-item>
                  <text:list-item>
                    <text:p>Block # of a block full of second indirection pointers</text:p>
                    <text:list>
                      <text:list-item>
                        <text:p>Called the <text:span text:style-name="T1">third indirection pointer</text:span></text:p>
                      </text:list-item>
                    </text:list>
                  </text:list-item>
                </text:list>
              </text:list-item>
              <text:list-item>
                <text:p>See GenericFS documentation for detail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rectories</text:p>
          </draw:text-box>
        </draw:frame>
        <draw:frame presentation:style-name="pr21" draw:layer="layout" svg:width="25.199cm" svg:height="9.135cm" svg:x="1.4cm" svg:y="3.685cm" presentation:class="outline">
          <draw:text-box>
            <text:list text:style-name="L2">
              <text:list-item>
                <text:p>Directories are like files</text:p>
                <text:list>
                  <text:list-item>
                    <text:p>Just a large array of bytes</text:p>
                  </text:list-item>
                  <text:list-item>
                    <text:p>Managed like files internally</text:p>
                  </text:list-item>
                </text:list>
              </text:list-item>
              <text:list-item>
                <text:p>Contain a list of (name, i-node) associations</text:p>
                <text:list>
                  <text:list-item>
                    <text:p>For each file named, the i-node controlling that file is specified</text:p>
                  </text:list-item>
                  <text:list-item>
                    <text:p>When a file is opened the i-node is brought into kernel memory</text:p>
                  </text:list-item>
                  <text:list-item>
                    <text:p>The name of the file is not important after t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5.199cm" svg:height="2.63cm" svg:x="1.4cm" svg:y="0.627cm" presentation:class="title">
          <draw:text-box>
            <text:p>Tools (<text:span text:style-name="T2">ls</text:span>)</text:p>
          </draw:text-box>
        </draw:frame>
        <draw:frame presentation:style-name="pr8" draw:layer="layout" svg:width="25.199cm" svg:height="9.135cm" svg:x="1.4cm" svg:y="3.685cm" presentation:class="outline">
          <draw:text-box>
            <text:list text:style-name="L2">
              <text:list-item>
                <text:p>To view the i-node numbers use the <text:span text:style-name="T2">-i</text:span> option with <text:span text:style-name="T2">ls</text:span></text:p>
              </text:list-item>
            </text:list>
          </draw:text-box>
        </draw:frame>
        <draw:frame draw:style-name="gr14" draw:text-style-name="P9" draw:layer="layout" svg:width="22.46cm" svg:height="2.807cm" svg:x="3.04cm" svg:y="5.693cm">
          <draw:text-box>
            <text:p><text:span text:style-name="T4">pchapin@lemuria:~/Projects/GenericFS/doc$ ls -i</text:span></text:p>
            <text:p><text:span text:style-name="T4">655666 Compiling-Linux.tex <text:s text:c="9"/>655715 doc-Implementation.tex</text:span></text:p>
            <text:p><text:span text:style-name="T4">655668 DevBox-HackBox.tex <text:s text:c="10"/>655934 doc-Preliminaries.tex</text:span></text:p>
            <text:p><text:span text:style-name="T4">655696 doc-GenericFS-Structure.tex <text:s/>655669 Figures</text:span></text:p>
          </draw:text-box>
        </draw:frame>
        <draw:frame draw:style-name="gr14" draw:text-style-name="P11" draw:layer="layout" svg:width="19.065cm" svg:height="1.673cm" svg:x="8.5cm" svg:y="10.327cm">
          <draw:text-box>
            <text:p text:style-name="P10">This is a directory.</text:p>
            <text:p text:style-name="P10">Directories are a special kind of file and also have i-node numbers</text:p>
          </draw:text-box>
        </draw:frame>
        <draw:line draw:style-name="gr15" draw:text-style-name="P12" draw:layer="layout" svg:x1="17.607cm" svg:y1="10.175cm" svg:x2="18.5cm" svg:y2="8.5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5.199cm" svg:height="2.63cm" svg:x="1.4cm" svg:y="0.627cm" presentation:class="title">
          <draw:text-box>
            <text:p>Tools (<text:span text:style-name="T2">stat</text:span>)</text:p>
          </draw:text-box>
        </draw:frame>
        <draw:frame presentation:style-name="pr8" draw:layer="layout" svg:width="25.199cm" svg:height="9.135cm" svg:x="1.4cm" svg:y="3.685cm" presentation:class="outline">
          <draw:text-box>
            <text:list text:style-name="L2">
              <text:list-item>
                <text:p>The <text:span text:style-name="T2">stat</text:span> program dumps the information in the i-node except for the information about how to locate the file on disk.</text:p>
              </text:list-item>
            </text:list>
          </draw:text-box>
        </draw:frame>
        <draw:frame draw:style-name="gr14" draw:text-style-name="P13" draw:layer="layout" svg:width="24.827cm" svg:height="6.713cm" svg:x="1.673cm" svg:y="6.5cm">
          <draw:text-box>
            <text:p><text:span text:style-name="T4">pchapin@lemuria:~/cis-4020$ stat readme.txt</text:span></text:p>
            <text:p><text:span text:style-name="T4"><text:s text:c="2"/></text:span><text:span text:style-name="T4">File: readme.txt</text:span></text:p>
            <text:p><text:span text:style-name="T4"><text:s text:c="2"/></text:span><text:span text:style-name="T4">Size: 2322 <text:s text:c="11"/>Blocks: 8 <text:s text:c="9"/>IO Block: 4096 <text:s text:c="2"/>regular file</text:span></text:p>
            <text:p><text:span text:style-name="T4">Device: fd00h/64768d <text:s text:c="3"/>Inode: 28573718 <text:s text:c="3"/>Links: 1</text:span></text:p>
            <text:p><text:span text:style-name="T4">Access: (0664/-rw-rw-r--) <text:s/>Uid: ( 1000/ pchapin) <text:s text:c="2"/>Gid: ( 1000/ pchapin)</text:span></text:p>
            <text:p><text:span text:style-name="T4">Access: 2024-10-22 11:11:17.209971399 -0400</text:span></text:p>
            <text:p><text:span text:style-name="T4">Modify: 2024-10-22 11:11:16.881954633 -0400</text:span></text:p>
            <text:p><text:span text:style-name="T4">Change: 2024-10-22 15:03:56.687710599 -0400</text:span></text:p>
            <text:p><text:span text:style-name="T4"><text:s/></text:span><text:span text:style-name="T4">Birth: 2024-10-21 11:49:53.333608251 -0400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0000000</meta:creation-date>
    <meta:editing-duration>PT1H53M36S</meta:editing-duration>
    <meta:editing-cycles>7</meta:editing-cycles>
    <meta:generator>LibreOffice/24.2.3.2$Windows_X86_64 LibreOffice_project/433d9c2ded56988e8a90e6b2e771ee4e6a5ab2ba</meta:generator>
    <dc:date>2024-10-22T15:15:50.151000000</dc:date>
    <dc:creator>Peter Chapin</dc:creator>
    <meta:document-statistic meta:object-count="139"/>
  </office:meta>
</office:document-meta>
</file>